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AAAAA+LiberationSerif" svg:font-family="BAAAAA+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BAAAAA+LiberationSerif" fo:font-size="12pt" style:font-name-asian="BAAAAA+LiberationSerif" style:font-size-asian="12pt" style:font-name-complex="BAAAAA+LiberationSerif" style:font-size-complex="12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style:font-name="BAAAAA+LiberationSerif" fo:font-size="12pt" style:font-name-asian="BAAAAA+LiberationSerif" style:font-size-asian="12pt" style:font-name-complex="BAAAAA+LiberationSerif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 : affiche la date</text:p>
      <text:p text:style-name="P1"/>
      <text:p text:style-name="P1">cat /etc/passwd. : Affiche dans le terminal le contenu du fichier passwd situé dans le dossier etc</text:p>
      <text:p text:style-name="P1"/>
      <text:p text:style-name="P1">touch essai : Creer un fichier essai dans le répertoire courant</text:p>
      <text:p text:style-name="P1"/>
      <text:p text:style-name="P1">ls : Affiche le contenu d'un répertoire</text:p>
      <text:p text:style-name="P1"/>
      <text:p text:style-name="P1">ls -l : Affiche le contenu d'un répertoire en format long</text:p>
      <text:p text:style-name="P1"/>
      <text:p text:style-name="P2"><text:span text:style-name="T1">ls -al : Affiche le contenu d'un répertoire en format long avec les fichiers débutant par 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AAAAA+LiberationSerif" svg:font-family="BAAAAA+Liberation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10T16:21:12</meta:creation-date>
    <dc:date>2012-10-10T16:26:19</dc:date>
    <dc:creator>Compte etudiant</dc:creator>
    <meta:editing-duration>PT4M25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6" meta:word-count="68" meta:character-count="370" meta:non-whitespace-character-count="308"/>
  </office:meta>
</office:document-meta>
</file>